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Helvetica Neue', Helvetica, Arial, sans-serif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 fo:font-weight="bold" officeooo:paragraph-rsid="0010793c" style:font-weight-asian="bold" style:font-weight-complex="bold"/>
    </style:style>
    <style:style style:name="P4" style:family="paragraph" style:parent-style-name="Standard">
      <style:text-properties fo:language="es" fo:country="ES" fo:font-weight="bold" style:font-weight-asian="bold" style:font-weight-complex="bold"/>
    </style:style>
    <style:style style:name="P5" style:family="paragraph" style:parent-style-name="Standard">
      <style:text-properties fo:language="es" fo:country="ES" officeooo:paragraph-rsid="0010793c"/>
    </style:style>
    <style:style style:name="P6" style:family="paragraph" style:parent-style-name="Standard">
      <style:paragraph-properties fo:break-before="page"/>
      <style:text-properties fo:language="es" fo:country="ES" officeooo:paragraph-rsid="0010793c"/>
    </style:style>
    <style:style style:name="P7" style:family="paragraph" style:parent-style-name="Subtitle">
      <style:paragraph-properties fo:text-align="center" style:justify-single-word="false"/>
      <style:text-properties fo:language="es" fo:country="ES"/>
    </style:style>
    <style:style style:name="P8" style:family="paragraph" style:parent-style-name="Heading_20_2">
      <style:paragraph-properties fo:margin-left="0in" fo:margin-right="0in" fo:margin-top="0in" fo:margin-bottom="0.0972in" style:contextual-spacing="false" fo:line-height="300%" fo:orphans="2" fo:widows="2" fo:text-indent="0in" style:auto-text-indent="false"/>
      <style:text-properties fo:font-variant="normal" fo:text-transform="none" fo:color="#373d49" loext:opacity="100%" style:font-name="Source Sans Pro" fo:letter-spacing="normal" fo:language="es" fo:country="ES" fo:font-style="normal" fo:font-weight="normal"/>
    </style:style>
    <style:style style:name="P9" style:family="paragraph" style:parent-style-name="Heading_20_2">
      <style:paragraph-properties fo:margin-left="0in" fo:margin-right="0in" fo:margin-top="0in" fo:margin-bottom="0.0972in" style:contextual-spacing="false" fo:line-height="300%" fo:orphans="2" fo:widows="2" fo:text-indent="0in" style:auto-text-indent="false"/>
      <style:text-properties fo:font-variant="normal" fo:text-transform="none" fo:color="#373d49" loext:opacity="100%" style:font-name="Source Sans Pro" fo:letter-spacing="normal" fo:language="es" fo:country="ES" fo:font-style="normal" fo:font-weight="normal" officeooo:paragraph-rsid="001247a8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2" style:family="paragraph" style:parent-style-name="Text_20_body" style:list-style-name="L1">
      <style:paragraph-properties fo:margin-top="0in" fo:margin-bottom="0.0972in" style:contextual-spacing="false" fo:orphans="2" fo:widows="2"/>
    </style:style>
    <style:style style:name="P13" style:family="paragraph" style:parent-style-name="Text_20_body" style:list-style-name="L2">
      <style:paragraph-properties fo:margin-top="0in" fo:margin-bottom="0.0972in" style:contextual-spacing="false" fo:orphans="2" fo:widows="2"/>
    </style:style>
    <style:style style:name="P14" style:family="paragraph" style:parent-style-name="Text_20_body" style:list-style-name="L2">
      <style:paragraph-properties fo:margin-top="0in" fo:margin-bottom="0.0972in" style:contextual-spacing="false" fo:orphans="2" fo:widows="2"/>
      <style:text-properties fo:font-variant="normal" fo:text-transform="none" fo:color="#373d49" loext:opacity="100%" style:font-name="Georgia" fo:font-size="10.5pt" fo:letter-spacing="normal" fo:language="es" fo:country="ES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73d49" loext:opacity="100%" style:font-name="Georgia" fo:font-size="10.5pt" fo:letter-spacing="normal" fo:font-style="normal" fo:font-weight="bold"/>
    </style:style>
    <style:style style:name="T3" style:family="text">
      <style:text-properties fo:font-variant="normal" fo:text-transform="none" fo:color="#373d49" loext:opacity="100%" style:font-name="Georgia" fo:font-size="10.5pt" fo:letter-spacing="normal" fo:font-style="normal" fo:font-weight="normal"/>
    </style:style>
    <style:style style:name="T4" style:family="text">
      <style:text-properties fo:font-variant="normal" fo:text-transform="none" fo:color="#373d49" loext:opacity="100%" style:font-name="Georgia" fo:font-size="10.5pt" fo:letter-spacing="normal" fo:language="es" fo:country="ES" fo:font-style="normal" fo:font-weight="bold"/>
    </style:style>
    <style:style style:name="T5" style:family="text">
      <style:text-properties fo:font-variant="normal" fo:text-transform="none" fo:color="#373d49" loext:opacity="100%" style:font-name="Georgia" fo:font-size="10.5pt" fo:letter-spacing="normal" fo:language="es" fo:country="ES" fo:font-style="normal" fo:font-weight="normal"/>
    </style:style>
    <style:style style:name="T6" style:family="text">
      <style:text-properties officeooo:rsid="001247a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uestionario <text:span text:style-name="T6">de estatica</text:span></text:p>
      <text:p text:style-name="P11"><text:span text:style-name="Strong_20_Emphasis"><text:span text:style-name="T4"/></text:span></text:p>
      <text:p text:style-name="P11"><text:span text:style-name="Strong_20_Emphasis"><text:span text:style-name="T4">Estudiante:</text:span></text:span><text:span text:style-name="T5"> Ariel Alejandro Calderón<text:line-break/></text:span><text:span text:style-name="Strong_20_Emphasis"><text:span text:style-name="T4">Curso:</text:span></text:span><text:span text:style-name="T5"> Software</text:span></text:p>
      <text:p text:style-name="P15"><text:span text:style-name="T3"/></text:p>
      <text:h text:style-name="P8" text:outline-level="2"><text:bookmark text:name="I_COMPLETE_5"/>I.- COMPLETE</text:h>
      <text:list xml:id="list3084866904" text:style-name="L1">
        <text:list-item>
          <text:p text:style-name="P12"><text:span text:style-name="T5">Cuando un cuerpo se encuentra sobre una superficie, la fuerza denominada normal </text:span><text:span text:style-name="Strong_20_Emphasis"><text:span text:style-name="T4">es perpendicular</text:span></text:span><text:span text:style-name="T5"> a las superficies de contacto.</text:span></text:p>
        </text:list-item>
        <text:list-item>
          <text:p text:style-name="P12"><text:span text:style-name="T5">Si la fuerza neta aplicada sobre una partícula es nula, entonces la partícula se encuentra en </text:span><text:span text:style-name="Strong_20_Emphasis"><text:span text:style-name="T4">reposo</text:span></text:span><text:span text:style-name="T5"> o en </text:span><text:span text:style-name="Strong_20_Emphasis"><text:span text:style-name="T4">movimiento rectilíneo uniforme</text:span></text:span><text:span text:style-name="T5">.</text:span></text:p>
        </text:list-item>
        <text:list-item>
          <text:p text:style-name="P12"><text:span text:style-name="T5">La masa de un cuerpo se define por </text:span><text:span text:style-name="Strong_20_Emphasis"><text:span text:style-name="T4">la cantidad de materia que contiene</text:span></text:span><text:span text:style-name="T5">.</text:span></text:p>
        </text:list-item>
        <text:list-item>
          <text:p text:style-name="P12"><text:span text:style-name="T5">Para que una partícula esté en equilibrio, la fuerza neta aplicada sobre ella debe ser </text:span><text:span text:style-name="Strong_20_Emphasis"><text:span text:style-name="T4">cero</text:span></text:span><text:span text:style-name="T5">.</text:span></text:p>
        </text:list-item>
        <text:list-item>
          <text:p text:style-name="P12"><text:span text:style-name="T5">El diagrama de cuerpo libre de una partícula consiste en </text:span><text:span text:style-name="Strong_20_Emphasis"><text:span text:style-name="T4">representar todas las fuerzas que actúan sobre la partícula mediante vectores</text:span></text:span><text:span text:style-name="T5">.</text:span></text:p>
          <text:p text:style-name="P12"><text:span text:style-name="T5"/></text:p>
        </text:list-item>
      </text:list>
      <text:h text:style-name="P9" text:outline-level="2"><text:bookmark text:name="II_SUBRAYE_LA_RESPUESTA_CORRECTA_17"/>II.- SUBRAYE LA RESPUESTA CORRECTA</text:h>
      <text:list xml:id="list431683973" text:style-name="L2">
        <text:list-item>
          <text:p text:style-name="P14">Un objeto se arroja verticalmente hacia arriba. En la cúspide de la trayectoria, el objeto está:</text:p>
          <text:p text:style-name="P13"><text:span text:style-name="T5">a) En equilibrio instantáneo<text:line-break/>b) En reposo instantáneo<text:line-break/></text:span><text:span text:style-name="Strong_20_Emphasis"><text:span text:style-name="T4">c) Instantáneamente en reposo y en equilibrio</text:span></text:span><text:span text:style-name="T5"><text:line-break/>d) Ni en reposo ni en equilibrio</text:span></text:p>
        </text:list-item>
        <text:list-item>
          <text:p text:style-name="P14"><text:s/>Cuál de las siguientes afirmaciones que describen un cuerpo en equilibrio no es cierta:</text:p>
          <text:p text:style-name="P13"><text:span text:style-name="T5">a) La suma vectorial de todas las fuerzas que actúan sobre el cuerpo es cero<text:line-break/></text:span><text:span text:style-name="Strong_20_Emphasis"><text:span text:style-name="T4">b) El cuerpo se mueve a velocidad constante</text:span></text:span><text:span text:style-name="T5"><text:line-break/>c) El cuerpo debe permanecer en reposo<text:line-break/>d) El cuerpo se mueve a rapidez constante</text:span></text:p>
        </text:list-item>
        <text:list-item>
          <text:p text:style-name="P14"><text:soft-page-break/><text:s/>Tres fuerzas de módulos 6N, 9N y 10N, actúan sobre una partícula que está en equilibrio. La resultante de las fuerzas de 6N y 10N tendrá un módulo de:</text:p>
          <text:p text:style-name="P13"><text:span text:style-name="Strong_20_Emphasis"><text:span text:style-name="T4">a) 16N</text:span></text:span><text:span text:style-name="T5"><text:line-break/>b) 9N<text:line-break/>c) 10N<text:line-break/>d) Ninguna de las respuestas anteriores</text:span></text:p>
        </text:list-item>
        <text:list-item>
          <text:p text:style-name="P14"><text:s/>La fuerza necesaria para mantener un objeto en movimiento a velocidad constante es:</text:p>
          <text:p text:style-name="P13"><text:span text:style-name="Strong_20_Emphasis"><text:span text:style-name="T4">a) Cero</text:span></text:span><text:span text:style-name="T5"><text:line-break/>b) Proporcional a su masa<text:line-break/>c) Proporcional a su rapidez<text:line-break/>d) Proporcional a su peso</text:span></text:p>
        </text:list-item>
        <text:list-item>
          <text:p text:style-name="P14"><text:s/>El enunciado: “todo cuerpo permanece en su estado de reposo o de MRU, a menos que fuerzas que actúen sobre él le obliguen a cambiar dicho estado” corresponde a:</text:p>
          <text:p text:style-name="P13"><text:span text:style-name="T5">a) Ley de acción y reacción<text:line-break/>b) Ley de la fuerza<text:line-break/></text:span><text:span text:style-name="Strong_20_Emphasis"><text:span text:style-name="T4">c) Ley de la inercia</text:span></text:span><text:span text:style-name="T5"><text:line-break/>d) Ninguna de las anteriores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Helvetica Neue', Helvetica, Arial, sans-serif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2" meta:paragraph-count="19" meta:word-count="329" meta:character-count="1862" meta:non-whitespace-character-count="1558"/>
  </office:meta>
</office:document-meta>
</file>